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ple Chancery" svg:font-family="'Apple Chancery'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color="#111111"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cc0000" style:font-name="Apple Chancery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eeeeee"/>
      <style:text-properties fo:color="#ffcc00" style:font-name="Apple LiGothic" style:text-underline-style="solid" style:text-underline-width="auto" style:text-underline-color="font-colo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f</text:p>
          </table:table-cell>
        </table:table-row>
        <table:table-row table:style-name="ro1">
          <table:table-cell/>
          <table:table-cell table:style-name="ce2" office:value-type="string">
            <text:p>f</text:p>
          </table:table-cell>
        </table:table-row>
        <table:table-row table:style-name="ro1">
          <table:table-cell/>
          <table:table-cell table:style-name="ce3" office:value-type="string">
            <text:p>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ple Chancery" svg:font-family="'Apple Chancery'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/09/2014</text:date>, <text:time>20:1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1:07:21.377000000</meta:creation-date>
    <dc:date>2014-09-09T20:10:21</dc:date>
    <meta:editing-duration>PT2M17S</meta:editing-duration>
    <meta:editing-cycles>3</meta:editing-cycles>
    <meta:generator>OpenOffice/4.1.1$Unix OpenOffice.org_project/411m6$Build-9775</meta:generator>
    <dc:creator>Svante Schubert</dc:creator>
    <meta:document-statistic meta:table-count="1" meta:cell-count="3" meta:object-count="0"/>
  </office:meta>
</office:document-meta>
</file>